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face style:name="Arial Unicode MS1" svg:font-family="'Arial Unicode MS'" style:font-family-generic="roman"/>
    <style:font-face style:name="Georgia1" svg:font-family="Georgia" style:font-family-generic="roman"/>
    <style:font-face style:name="Georgia3" svg:font-family="Georgia" style:font-family-generic="swiss"/>
    <style:font-face style:name="Arial Unicode MS" svg:font-family="'Arial Unicode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orgia2" svg:font-family="Georgi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cb009"/>
    </style:style>
    <style:style style:name="P2" style:family="paragraph" style:parent-style-name="Standard">
      <style:paragraph-properties fo:text-align="start" style:justify-single-word="false"/>
      <style:text-properties officeooo:paragraph-rsid="001cf6c1"/>
    </style:style>
    <style:style style:name="P3" style:family="paragraph" style:parent-style-name="Standard">
      <style:paragraph-properties fo:text-align="start" style:justify-single-word="false"/>
      <style:text-properties officeooo:paragraph-rsid="001edd4d"/>
    </style:style>
    <style:style style:name="P4" style:family="paragraph" style:parent-style-name="Standard">
      <style:paragraph-properties fo:text-align="start" style:justify-single-word="false"/>
      <style:text-properties officeooo:paragraph-rsid="002277b8"/>
    </style:style>
    <style:style style:name="P5" style:family="paragraph" style:parent-style-name="Standard">
      <style:paragraph-properties fo:text-align="start" style:justify-single-word="false"/>
      <style:text-properties officeooo:paragraph-rsid="002464fd"/>
    </style:style>
    <style:style style:name="P6" style:family="paragraph" style:parent-style-name="Standard">
      <style:paragraph-properties fo:text-align="start" style:justify-single-word="false"/>
      <style:text-properties officeooo:paragraph-rsid="0025e3d4"/>
    </style:style>
    <style:style style:name="P7" style:family="paragraph" style:parent-style-name="Standard">
      <style:paragraph-properties fo:text-align="start" style:justify-single-word="false"/>
      <style:text-properties officeooo:paragraph-rsid="00275b4f"/>
    </style:style>
    <style:style style:name="P8" style:family="paragraph" style:parent-style-name="Standard">
      <style:paragraph-properties fo:text-align="start" style:justify-single-word="false"/>
      <style:text-properties officeooo:paragraph-rsid="00276e48"/>
    </style:style>
    <style:style style:name="P9" style:family="paragraph" style:parent-style-name="Standard">
      <style:paragraph-properties fo:text-align="start" style:justify-single-word="false"/>
      <style:text-properties officeooo:paragraph-rsid="00281d7a"/>
    </style:style>
    <style:style style:name="P10" style:family="paragraph" style:parent-style-name="Standard">
      <style:paragraph-properties fo:text-align="start" style:justify-single-word="false"/>
      <style:text-properties officeooo:paragraph-rsid="0029d599"/>
    </style:style>
    <style:style style:name="P11" style:family="paragraph" style:parent-style-name="Standard">
      <style:paragraph-properties fo:text-align="start" style:justify-single-word="false"/>
      <style:text-properties officeooo:paragraph-rsid="002bd25a"/>
    </style:style>
    <style:style style:name="P12" style:family="paragraph" style:parent-style-name="Standard">
      <style:paragraph-properties fo:text-align="start" style:justify-single-word="false"/>
      <style:text-properties officeooo:paragraph-rsid="002bf5fc"/>
    </style:style>
    <style:style style:name="P13" style:family="paragraph" style:parent-style-name="Standard">
      <style:text-properties style:font-name="Arial" fo:font-size="10pt" officeooo:rsid="000ce284" officeooo:paragraph-rsid="001a4cd9" style:font-size-asian="10pt" style:font-size-complex="10pt"/>
    </style:style>
    <style:style style:name="P14" style:family="paragraph" style:parent-style-name="Standard">
      <style:text-properties style:font-name="Arial" fo:font-size="10pt" officeooo:rsid="000ce284" officeooo:paragraph-rsid="001cb009" style:font-size-asian="10pt" style:font-size-complex="10pt"/>
    </style:style>
    <style:style style:name="P15" style:family="paragraph" style:parent-style-name="Standard">
      <style:text-properties style:font-name="Arial" fo:font-size="10pt" officeooo:rsid="000ce284" officeooo:paragraph-rsid="001cf6c1" style:font-size-asian="10pt" style:font-size-complex="10pt"/>
    </style:style>
    <style:style style:name="P16" style:family="paragraph" style:parent-style-name="Standard">
      <style:text-properties style:font-name="Arial" fo:font-size="10pt" officeooo:rsid="000ce284" officeooo:paragraph-rsid="002ddd57" style:font-size-asian="10pt" style:font-size-complex="10pt"/>
    </style:style>
    <style:style style:name="P17" style:family="paragraph" style:parent-style-name="Standard">
      <style:text-properties style:font-name="Arial" fo:font-size="10pt" officeooo:rsid="000ce284" officeooo:paragraph-rsid="002f11a1" style:font-size-asian="10pt" style:font-size-complex="10pt"/>
    </style:style>
    <style:style style:name="P18" style:family="paragraph" style:parent-style-name="Standard">
      <style:paragraph-properties fo:text-align="start" style:justify-single-word="false"/>
      <style:text-properties style:font-name="Arial" fo:font-size="10pt" officeooo:paragraph-rsid="001cb009" style:font-size-asian="10pt" style:font-size-complex="10pt"/>
    </style:style>
    <style:style style:name="P19" style:family="paragraph" style:parent-style-name="Standard">
      <style:text-properties style:font-name="Arial" fo:font-size="10pt" officeooo:paragraph-rsid="001cb009" style:font-size-asian="10pt" style:font-size-complex="10pt"/>
    </style:style>
    <style:style style:name="P20" style:family="paragraph" style:parent-style-name="Standard">
      <style:paragraph-properties fo:text-align="start" style:justify-single-word="false"/>
      <style:text-properties style:font-name="Arial" fo:font-size="10pt" fo:font-weight="bold" officeooo:paragraph-rsid="001cb009" fo:background-color="#00ff00" style:font-size-asian="10pt" style:font-weight-asian="bold" style:font-size-complex="10pt" style:font-weight-complex="bold"/>
    </style:style>
    <style:style style:name="P21" style:family="paragraph" style:parent-style-name="Standard">
      <style:text-properties style:font-name="Arial" fo:font-size="10pt" fo:font-weight="bold" officeooo:rsid="000ce284" officeooo:paragraph-rsid="001cb009" fo:background-color="#00ff00"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Arial" fo:font-size="10pt" fo:font-weight="bold" officeooo:rsid="000ce284" officeooo:paragraph-rsid="001cb009" fo:background-color="#00ff00" style:font-size-asian="10pt" style:font-weight-asian="bold" style:font-size-complex="10pt" style:font-weight-complex="bold"/>
    </style:style>
    <style:style style:name="P23" style:family="paragraph" style:parent-style-name="Standard" style:master-page-name="Standard">
      <style:paragraph-properties style:page-number="auto"/>
      <style:text-properties style:font-name="Arial" fo:font-size="10pt" officeooo:rsid="000b2a9a" officeooo:paragraph-rsid="001a4cd9" style:font-size-asian="10pt" style:font-size-complex="10pt"/>
    </style:style>
    <style:style style:name="T1" style:family="text">
      <style:text-properties officeooo:rsid="001a4cd9"/>
    </style:style>
    <style:style style:name="T2" style:family="text">
      <style:text-properties officeooo:rsid="001b043d"/>
    </style:style>
    <style:style style:name="T3" style:family="text">
      <style:text-properties officeooo:rsid="001cb009"/>
    </style:style>
    <style:style style:name="T4" style:family="text">
      <style:text-properties style:font-name="Georgia1" fo:font-size="10pt" officeooo:rsid="001cf6c1" style:font-size-asian="10pt" style:font-size-complex="10pt"/>
    </style:style>
    <style:style style:name="T5" style:family="text">
      <style:text-properties style:font-name="Georgia1" fo:font-size="10pt" officeooo:rsid="001edd4d" style:font-size-asian="10pt" style:font-size-complex="10pt"/>
    </style:style>
    <style:style style:name="T6" style:family="text">
      <style:text-properties style:font-name="Georgia1" fo:font-size="10pt" officeooo:rsid="001f9942" style:font-size-asian="10pt" style:font-size-complex="10pt"/>
    </style:style>
    <style:style style:name="T7" style:family="text">
      <style:text-properties style:font-name="Georgia1" fo:font-size="10pt" officeooo:rsid="00208511" style:font-size-asian="10pt" style:font-size-complex="10pt"/>
    </style:style>
    <style:style style:name="T8" style:family="text">
      <style:text-properties style:font-name="Georgia1" fo:font-size="10pt" officeooo:rsid="002277b8" style:font-size-asian="10pt" style:font-size-complex="10pt"/>
    </style:style>
    <style:style style:name="T9" style:family="text">
      <style:text-properties style:font-name="Georgia1" fo:font-size="10pt" officeooo:rsid="002464fd" style:font-size-asian="10pt" style:font-size-complex="10pt"/>
    </style:style>
    <style:style style:name="T10" style:family="text">
      <style:text-properties style:font-name="Georgia1" fo:font-size="10pt" officeooo:rsid="0025e3d4" style:font-size-asian="10pt" style:font-size-complex="10pt"/>
    </style:style>
    <style:style style:name="T11" style:family="text">
      <style:text-properties style:font-name="Georgia1" fo:font-size="10pt" officeooo:rsid="00275b4f" style:font-size-asian="10pt" style:font-size-complex="10pt"/>
    </style:style>
    <style:style style:name="T12" style:family="text">
      <style:text-properties style:font-name="Georgia1" fo:font-size="10pt" officeooo:rsid="00276e48" style:font-size-asian="10pt" style:font-size-complex="10pt"/>
    </style:style>
    <style:style style:name="T13" style:family="text">
      <style:text-properties style:font-name="Georgia1" fo:font-size="10pt" officeooo:rsid="00281d7a" style:font-size-asian="10pt" style:font-size-complex="10pt"/>
    </style:style>
    <style:style style:name="T14" style:family="text">
      <style:text-properties style:font-name="Georgia1" fo:font-size="10pt" officeooo:rsid="002bd25a" style:font-size-asian="10pt" style:font-size-complex="10pt"/>
    </style:style>
    <style:style style:name="T15" style:family="text">
      <style:text-properties style:font-name="Georgia1" fo:font-size="10pt" officeooo:rsid="002bf5fc" style:font-size-asian="10pt" style:font-size-complex="10pt"/>
    </style:style>
    <style:style style:name="T16" style:family="text">
      <style:text-properties style:font-name="Georgia1" fo:font-size="10pt" fo:font-weight="bold" officeooo:rsid="002464fd" style:font-size-asian="10pt" style:font-weight-asian="bold" style:font-size-complex="10pt" style:font-weight-complex="bold"/>
    </style:style>
    <style:style style:name="T17" style:family="text">
      <style:text-properties style:font-name="Georgia1" fo:font-size="10pt" fo:font-weight="bold" officeooo:rsid="00275b4f" style:font-size-asian="10pt" style:font-weight-asian="bold" style:font-size-complex="10pt" style:font-weight-complex="bold"/>
    </style:style>
    <style:style style:name="T18" style:family="text">
      <style:text-properties style:font-name="Georgia1" fo:font-size="10pt" fo:font-weight="bold" officeooo:rsid="002464fd" fo:background-color="#00ff00" style:font-size-asian="10pt" style:font-weight-asian="bold" style:font-size-complex="10pt" style:font-weight-complex="bold"/>
    </style:style>
    <style:style style:name="T19" style:family="text">
      <style:text-properties style:font-name="Georgia1" fo:font-size="10pt" fo:font-weight="bold" officeooo:rsid="00275b4f" fo:background-color="#00ff00" style:font-size-asian="10pt" style:font-weight-asian="bold" style:font-size-complex="10pt" style:font-weight-complex="bold"/>
    </style:style>
    <style:style style:name="T20" style:family="text">
      <style:text-properties style:font-name="Georgia1" fo:font-size="10pt" fo:font-weight="bold" officeooo:rsid="002464fd" fo:background-color="transparent" style:font-size-asian="10pt" style:font-weight-asian="bold" style:font-size-complex="10pt" style:font-weight-complex="bold"/>
    </style:style>
    <style:style style:name="T21" style:family="text">
      <style:text-properties style:font-name="Georgia1" fo:font-size="10pt" fo:font-weight="bold" officeooo:rsid="002bd25a" fo:background-color="#ffcc99" style:font-size-asian="10pt" style:font-weight-asian="bold" style:font-size-complex="10pt" style:font-weight-complex="bold"/>
    </style:style>
    <style:style style:name="T22" style:family="text">
      <style:text-properties style:font-name="Georgia1" fo:font-size="10pt" officeooo:rsid="002464fd" fo:background-color="#ffcc99" style:font-size-asian="10pt" style:font-size-complex="10pt"/>
    </style:style>
    <style:style style:name="T23" style:family="text">
      <style:text-properties style:font-name="Georgia1" fo:font-size="10pt" officeooo:rsid="002bd25a" fo:background-color="#ffcc99" style:font-size-asian="10pt" style:font-size-complex="10pt"/>
    </style:style>
    <style:style style:name="T24" style:family="text">
      <style:text-properties style:font-name="Georgia1" fo:font-size="10pt" officeooo:rsid="002bf5fc" fo:background-color="#ffcc99" style:font-size-asian="10pt" style:font-size-complex="10pt"/>
    </style:style>
    <style:style style:name="T25" style:family="text">
      <style:text-properties style:font-name="Georgia1" fo:font-size="10pt" fo:font-weight="normal" officeooo:rsid="002bd25a" fo:background-color="#00ff00" style:font-size-asian="10pt" style:font-weight-asian="normal" style:font-size-complex="10pt" style:font-weight-complex="normal"/>
    </style:style>
    <style:style style:name="T26" style:family="text">
      <style:text-properties fo:font-weight="bold" style:font-weight-asian="bold" style:font-weight-complex="bold"/>
    </style:style>
    <style:style style:name="T27" style:family="text">
      <style:text-properties fo:font-weight="bold" officeooo:rsid="001cb009" style:font-weight-asian="bold" style:font-weight-complex="bold"/>
    </style:style>
    <style:style style:name="T28" style:family="text">
      <style:text-properties fo:font-weight="bold" officeooo:rsid="001cb009" fo:background-color="#00ff00" style:font-weight-asian="bold" style:font-weight-complex="bold"/>
    </style:style>
    <style:style style:name="T29" style:family="text">
      <style:text-properties officeooo:rsid="001cb009" fo:background-color="#ffff00"/>
    </style:style>
    <style:style style:name="T30" style:family="text">
      <style:text-properties officeooo:rsid="001cf6c1"/>
    </style:style>
    <style:style style:name="T31" style:family="text">
      <style:text-properties officeooo:rsid="001cb009" fo:background-color="#ffcc99"/>
    </style:style>
    <style:style style:name="T32" style:family="text">
      <style:text-properties officeooo:rsid="002464fd"/>
    </style:style>
    <style:style style:name="T33" style:family="text">
      <style:text-properties officeooo:rsid="002ddd57"/>
    </style:style>
    <style:style style:name="T34" style:family="text">
      <style:text-properties officeooo:rsid="002f11a1"/>
    </style:style>
    <style:style style:name="T35" style:family="text">
      <style:text-properties officeooo:rsid="00305f77"/>
    </style:style>
    <style:style style:name="T36" style:family="text">
      <style:text-properties officeooo:rsid="0030a354"/>
    </style:style>
    <style:style style:name="T37" style:family="text">
      <style:text-properties officeooo:rsid="00325d83"/>
    </style:style>
    <style:style style:name="T38" style:family="text">
      <style:text-properties officeooo:rsid="0032c5a8"/>
    </style:style>
    <style:style style:name="T39" style:family="text">
      <style:text-properties officeooo:rsid="00350160"/>
    </style:style>
    <style:style style:name="T40" style:family="text">
      <style:text-properties officeooo:rsid="00359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y personal (rluu) work on <text:span text:style-name="T1">Lindbergh</text:span> in TTTA.</text:p>
      <text:p text:style-name="P13">This text document is "<text:span text:style-name="T2">Lindbergh</text:span>.odt".</text:p>
      <text:p text:style-name="P13"/>
      <text:p text:style-name="P15"><text:span text:style-name="T30">pg. 105, 106. <text:s/></text:span></text:p>
      <text:p text:style-name="P15"><text:span text:style-name="T30">Lindbergh cycle is used for wheat, corn, and cotton.</text:span></text:p>
      <text:p text:style-name="P15"><text:span text:style-name="T30"/></text:p>
      <text:p text:style-name="P14"><text:span text:style-name="T3">[rluu_20140320: I think Lindbergh is just an initial step... just a qualifier, but Marie needs to be</text:span><text:span text:style-name="T35"> present also as</text:span><text:span text:style-name="T3"> a part of the solution. <text:s/>That's why he said </text:span><text:span text:style-name="T37">RG's </text:span><text:span text:style-name="T36">NY arrival </text:span><text:span text:style-name="T3">would not mean much without Marie there.]</text:span></text:p>
      <text:p text:style-name="P14"><text:span text:style-name="T3"/></text:p>
      <text:p text:style-name="P14"><text:span text:style-name="T3"/></text:p>
      <text:p text:style-name="P14"><text:span text:style-name="T3"/></text:p>
      <text:p text:style-name="P14"><text:span text:style-name="T3">pg. 75.</text:span></text:p>
      <text:p text:style-name="P14"><text:span text:style-name="T28">1927-01-28 </text:span><text:span text:style-name="T3">[Friday]</text:span></text:p>
      <text:p text:style-name="P14"><text:span text:style-name="T3">Future Cycles article dated January 28, 1927. <text:s/></text:span></text:p>
      <text:p text:style-name="P14"><text:span text:style-name="T3">This is the date of article "Cycles of Transportation", where Lindbergh is first mentioned.</text:span><text:span text:style-name="T38"> <text:s/></text:span></text:p>
      <text:p text:style-name="P14"><text:span text:style-name="T3">This is referenced because TTTA refers to RG reading about the flights in the paper</text:span><text:span text:style-name="T39">, more than once.</text:span></text:p>
      <text:p text:style-name="P16"><text:span text:style-name="T33">pg. 76.</text:span></text:p>
      <text:p text:style-name="P16"><text:span text:style-name="T33">Atlantis/Atlantic Ocean talked about. <text:s text:c="2"/>Submerged</text:span><text:span text:style-name="T40"> [secret]</text:span><text:span text:style-name="T33">.</text:span></text:p>
      <text:p text:style-name="P17"><text:span text:style-name="T34">Due to appear again.</text:span></text:p>
      <text:p text:style-name="P17"><text:span text:style-name="T34">We are now only on the threshold of another great age. <text:s/>[i.e. 1927-01-28]</text:span></text:p>
      <text:p text:style-name="P16"><text:span text:style-name="T33">pg. 81.</text:span></text:p>
      <text:p text:style-name="P16"><text:span text:style-name="T33">Crossing of Atlantic numbers:</text:span></text:p>
      <text:p text:style-name="P16"><text:span text:style-name="T33">26 days, [R-34], 64 hours, 13 minutes</text:span></text:p>
      <text:p text:style-name="P16"><text:span text:style-name="T33"/></text:p>
      <text:p text:style-name="P16"><text:span text:style-name="T33"/></text:p>
      <text:p text:style-name="P19"><text:span text:style-name="T3"/></text:p>
      <text:p text:style-name="P18"><text:span text:style-name="T3">pg. 101</text:span></text:p>
      <text:p text:style-name="P20"><text:span text:style-name="T3">Saturday morning, 1927-05-07</text:span></text:p>
      <text:p text:style-name="P18"><text:span text:style-name="T3"/></text:p>
      <text:p text:style-name="P18"><text:span text:style-name="T3"><text:s/>Robert then confided to Mr. Kennelworth that he was very anxious to go to New York just as soon as possible. </text:span><text:span text:style-name="T29">He had been reading about the contemplated flights of the airplanes</text:span><text:span text:style-name="T3"> </text:span><text:span text:style-name="T27">from New York</text:span><text:span text:style-name="T3"> </text:span><text:span text:style-name="T27">across the Atlantic</text:span><text:span text:style-name="T3">, and he wanted to be in New York by his birthday in </text:span><text:span text:style-name="T28">June, 1927</text:span><text:span text:style-name="T3">, because he figured by that time the airplanes would have crossed the </text:span><text:span text:style-name="T27">Atlantic</text:span><text:span text:style-name="T3"> and there would be great excitement in New York. He wished to be there and get all the information he could about airplanes, because he wanted to start building his own just as soon as he had </text:span><text:span text:style-name="T27">money</text:span><text:span text:style-name="T3"> </text:span><text:span text:style-name="T27">enough</text:span><text:span text:style-name="T3"> and felt that he could do so. He asked Mr. Kennelworth what he thought about him re</text:span><text:span text:style-name="T27">sign</text:span><text:span text:style-name="T3">ing in a short time to go to New York. Mr. Kennelworth told him that he would regret very much to lose his services, but that he had great faith in Robert's study of the Bible and what he thought he could do, and that if he wanted to do so, he would let him go and not only that, but would aid him financially. Robert confided his hope and desire to take Marie with him. Mr. Kennelworth didn't exactly agree with this but told him that this was a problem he would have to solve for himself; that if Marie had faith enough in him to take the step, he was sure it would work out all right; and that he could always have his old position back any time that he wanted to return, and could have any help that he could render him in New York. <text:s/></text:span></text:p>
      <text:p text:style-name="P18"><text:span text:style-name="T3"/></text:p>
      <text:p text:style-name="P18"><text:span text:style-name="T3"/></text:p>
      <text:p text:style-name="P18"><text:span text:style-name="T3">After his </text:span><text:span text:style-name="T27">conference with Mr. Kennelworth</text:span><text:span text:style-name="T3">, Robert wired Marie as follows: </text:span></text:p>
      <text:p text:style-name="P18"><text:span text:style-name="T3">EXPECT TO BE WITH YOU SUNDAY WILL COME OVER ON AFTERNOON TRAIN TODAY.</text:span></text:p>
      <text:p text:style-name="P18"><text:span text:style-name="T3"/></text:p>
      <text:p text:style-name="P18"><text:span text:style-name="T3">pg. 102-103</text:span></text:p>
      <text:p text:style-name="P18"><text:span text:style-name="T3">[RG] hoped to go to New York by the </text:span><text:span text:style-name="T28">early part of June</text:span><text:span text:style-name="T3">, as he was very enthusiastic about the air flights from </text:span><text:span text:style-name="T27">New York</text:span><text:span text:style-name="T3"> across the </text:span><text:span text:style-name="T27">Atlantic</text:span><text:span text:style-name="T3"> to </text:span><text:span text:style-name="T27">Paris</text:span><text:span text:style-name="T3">, and get started on his studies and invention. </text:span></text:p>
      <text:p text:style-name="P18"><text:span text:style-name="T3"/></text:p>
      <text:p text:style-name="P18"><text:soft-page-break/><text:span text:style-name="T3">pg. 103</text:span></text:p>
      <text:p text:style-name="P18"><text:span text:style-name="T3">She knew her father would never consent to their marriage and the only way would be to elope. While she thought it best to finish her studies in school and join him in New York later, said if he insisted, she would go with him. Robert left for Texarkana on </text:span><text:span text:style-name="T28">Sunday afternoon, May 8th</text:span><text:span text:style-name="T3">, with Marie's </text:span><text:span text:style-name="T27">promise</text:span><text:span text:style-name="T3"> that if he decided to go to </text:span><text:span text:style-name="T27">New York </text:span><text:span text:style-name="T3">within a few weeks, they would make arrangements to elope and be married in </text:span><text:span text:style-name="T27">St. Louis</text:span><text:span text:style-name="T3"> on their arrival there. Robert had his Bible with him and on his way back home </text:span><text:span text:style-name="T28">Sunday night</text:span><text:span text:style-name="T3">, spent several hours reading it and going over the predictions by Ezekiel and the plans outlined by Ezekiel for an airplane, which Robert hoped and expected to build in the near future.</text:span></text:p>
      <text:p text:style-name="P18"><text:span text:style-name="T3"/></text:p>
      <text:p text:style-name="P14"><text:span text:style-name="T3">pg. </text:span><text:span text:style-name="T31">88</text:span><text:span text:style-name="T3">.</text:span></text:p>
      <text:p text:style-name="P21"><text:span text:style-name="T3">1927-05-21</text:span></text:p>
      <text:p text:style-name="P18"><text:span text:style-name="T3"><text:s/>Charles </text:span>A. Lindbergh made the first successful flight across the<text:span text:style-name="T3"> </text:span><text:span text:style-name="T26">Atlantic</text:span> from <text:span text:style-name="T26">New York</text:span> to <text:span text:style-name="T26">Paris</text:span>.</text:p>
      <text:p text:style-name="P1"><text:span text:style-name="T32"/></text:p>
      <text:p text:style-name="P18"><text:span text:style-name="T3">pg. 105.</text:span></text:p>
      <text:p text:style-name="P22"><text:span text:style-name="T3">1927-05-21</text:span></text:p>
      <text:p text:style-name="P18"><text:span text:style-name="T3">Red-letter day in the life of Robert Gordon.</text:span></text:p>
      <text:p text:style-name="P18"><text:span text:style-name="T3">Wheat, corn and cotton all advanced to the highest levels of the season. Robert had </text:span><text:span text:style-name="T29">read reports in the paper that Charles A. Lindbergh had started on his lone flight from New York to Paris.</text:span><text:span text:style-name="T3"> <text:s/>He went down to the telegraph office </text:span><text:span text:style-name="T28">in the afternoon</text:span><text:span text:style-name="T3"> to inquire if there was any news about the success of Lindbergh's flight. The operator said that nothing had come over the wire yet, but there had been a report that Lindbergh had passed over Ireland early that morning. <text:s/>Robert waited in the telegraph office until </text:span><text:span text:style-name="T28">about 5 P.M</text:span><text:span text:style-name="T3">. <text:s/>when a flash came over the wire that Lindbergh had landed in </text:span><text:span text:style-name="T27">Paris</text:span><text:span text:style-name="T3">.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span></text:p>
      <text:p text:style-name="P18"/>
      <text:p text:style-name="P2"><text:span text:style-name="T4"><text:tab/>Planets at 5:00 pm CST +6:00,:</text:span></text:p>
      <text:p text:style-name="P2"><text:span text:style-name="T4"><text:tab/>G.Moon ingress into Aquarius. <text:s/>[0 deg, 57 min].</text:span></text:p>
      <text:p text:style-name="P2"><text:span text:style-name="T4"><text:tab/>G.Sun is at 29 deg 52 min of Taurus.</text:span></text:p>
      <text:p text:style-name="P2"><text:span text:style-name="T4"><text:tab/>G.Moon/G.Sun is 240 degrees.</text:span><text:span text:style-name="T8"> <text:s/>[Lindbergh is a lone aviator, so only 1 planet, not 2]</text:span></text:p>
      <text:p text:style-name="P3"><text:span text:style-name="T4"><text:tab/>H.Mercury at 69 deg 28 min. <text:s/>[9 Gem 28']</text:span></text:p>
      <text:p text:style-name="P3"><text:span text:style-name="T4"/></text:p>
      <text:p text:style-name="P3"><text:span text:style-name="T5"><text:tab/>From 1927-01-28 noon NYC to 1927-05-21 5:00 pm CST:</text:span></text:p>
      <text:p text:style-name="P2"><text:span text:style-name="T4"><text:tab/>H.Mercury moved 481.35 degrees (1.333 revolutions).</text:span></text:p>
      <text:p text:style-name="P2"><text:span text:style-name="T5"/></text:p>
      <text:p text:style-name="P3"><text:span text:style-name="T5"><text:tab/>From 1927-01-28 noon NYC to 1927-05-21 noon NYC:</text:span></text:p>
      <text:p text:style-name="P8"><text:span text:style-name="T5"><text:tab/>113 CD elapsed.</text:span></text:p>
      <text:p text:style-name="P3"><text:span text:style-name="T5"><text:tab/>G.Moon moved about 4 rev + 50 degrees</text:span><text:span text:style-name="T7"> (1490 deg).</text:span></text:p>
      <text:p text:style-name="P4"><text:span text:style-name="T5"><text:tab/>G.Moon/G.Sun moved</text:span><text:span text:style-name="T6"> about</text:span><text:span text:style-name="T5"> 3 rev + 300 deg</text:span><text:span text:style-name="T7"> (1380 deg).</text:span><text:span text:style-name="T8"> <text:s/></text:span></text:p>
      <text:p text:style-name="P4"><text:span text:style-name="T8"><text:tab/><text:tab/>[Lindbergh is a lone aviator, so only 1 planet, not 2]</text:span></text:p>
      <text:p text:style-name="P3"><text:span text:style-name="T5"/></text:p>
      <text:p text:style-name="P2"><text:span text:style-name="T4"><text:tab/></text:span></text:p>
      <text:p text:style-name="P5"><text:span text:style-name="T9">pg. 106</text:span></text:p>
      <text:p text:style-name="P7"><text:span text:style-name="T11">Letter from RG to Marie, written Sunday, May 22, [1927].</text:span></text:p>
      <text:p text:style-name="P5"><text:span text:style-name="T9">Week ending 1927-05-21 was a great week for RG and Marie.</text:span></text:p>
      <text:p text:style-name="P5"><text:span text:style-name="T18">1927-05-21</text:span><text:span text:style-name="T9"> was the </text:span><text:span text:style-name="T20">greatest day in history</text:span><text:span text:style-name="T9">. </text:span></text:p>
      <text:p text:style-name="P6"><text:span text:style-name="T9">Lindbergh, the lone aviator, crossed the Atlantic and landed safely in Paris. <text:s/></text:span></text:p>
      <text:p text:style-name="P6"><text:span text:style-name="T9">I</text:span><text:span text:style-name="T10"> [RG]</text:span><text:span text:style-name="T9"> will soon have plenty of </text:span><text:span text:style-name="T16">money to build my airplane</text:span><text:span text:style-name="T9">.</text:span></text:p>
      <text:p text:style-name="P5"><text:span text:style-name="T9"/></text:p>
      <text:p text:style-name="P7"><text:span text:style-name="T11">pg. 107</text:span></text:p>
      <text:p text:style-name="P7"><text:span text:style-name="T11">I will sell out and take some of my </text:span><text:span text:style-name="T17">profits</text:span><text:span text:style-name="T11"> so we can get started in</text:span><text:span text:style-name="T17"> good shape</text:span><text:span text:style-name="T11">.</text:span></text:p>
      <text:p text:style-name="P7"><text:span text:style-name="T11"/></text:p>
      <text:p text:style-name="P7"><text:span text:style-name="T11">pg. 108.</text:span></text:p>
      <text:p text:style-name="P7"><text:soft-page-break/><text:span text:style-name="T19">Sunset, 1927-05-28</text:span><text:span text:style-name="T11"> Saturday afternoon:</text:span></text:p>
      <text:p text:style-name="P9"><text:span text:style-name="T13">RG boards a train fro Sherman, Texas.</text:span></text:p>
      <text:p text:style-name="P7"><text:span text:style-name="T11">Lightest heart</text:span><text:span text:style-name="T13"> in his life.</text:span></text:p>
      <text:p text:style-name="P10"><text:span text:style-name="T11">Three money sources:</text:span></text:p>
      <text:p text:style-name="P10"><text:span text:style-name="T11"><text:tab/>- RG's money: ? <text:s/>[by deduction: $5,700]</text:span></text:p>
      <text:p text:style-name="P10"><text:span text:style-name="T11"><text:tab/>- Marie's money: $2,300</text:span></text:p>
      <text:p text:style-name="P10"><text:span text:style-name="T11"><text:tab/>- Mr. K's gift: $10,000</text:span></text:p>
      <text:p text:style-name="P10"><text:span text:style-name="T9">Money for his plans on his great airplane: </text:span><text:span text:style-name="T22">$18,000</text:span></text:p>
      <text:p text:style-name="P10"><text:span text:style-name="T9"/></text:p>
      <text:p text:style-name="P8"><text:span text:style-name="T5"><text:tab/>From 1927-01-28 noon NYC to 1927-05-2</text:span><text:span text:style-name="T12">8</text:span><text:span text:style-name="T5"> noon NYC:</text:span></text:p>
      <text:p text:style-name="P8"><text:span text:style-name="T5"/></text:p>
      <text:p text:style-name="P8"><text:span text:style-name="T12"><text:tab/>120 CD elapsed since</text:span></text:p>
      <text:p text:style-name="P8"><text:span text:style-name="T12"/></text:p>
      <text:p text:style-name="P8"><text:span text:style-name="T12"/></text:p>
      <text:p text:style-name="P11"><text:span text:style-name="T14">As the train rolled across the plains of Texas and Robert watched the sun setting 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eagle with wheel within a wheel, would one day become a reality. <text:s/>He could now see the possibilities of his dream being fulfilled and he was sure of success.</text:span></text:p>
      <text:p text:style-name="P11"><text:span text:style-name="T14"/></text:p>
      <text:p text:style-name="P11"><text:span text:style-name="T14">pg. 108-109</text:span></text:p>
      <text:p text:style-name="P11"><text:span text:style-name="T14">Marie welcomed him with enthusiasm and open arms. <text:s/>She was so proud of him and so happy that he made good in the market. He had been so thoughtful to buy cotton and corn for her and sold out the corn with $1,100.00 profit. She told Robert that he was a wonder that he was one of the greatest young men in the world and a genius, and that he would be a greater man than Lindbergh when he was as old as Lindbergh.</text:span></text:p>
      <text:p text:style-name="P11"><text:span text:style-name="T14"/></text:p>
      <text:p text:style-name="P11"><text:span text:style-name="T14">Lindbergh born 1902-02-04.</text:span></text:p>
      <text:p text:style-name="P11"><text:span text:style-name="T14">1927-1902 = </text:span><text:span text:style-name="T21">25</text:span><text:span text:style-name="T14">.</text:span></text:p>
      <text:p text:style-name="P11"><text:span text:style-name="T14"/></text:p>
      <text:p text:style-name="P11"><text:span text:style-name="T14">pg. 109</text:span></text:p>
      <text:p text:style-name="P11"><text:span text:style-name="T14">Robert said that on </text:span><text:span text:style-name="T25">June 9th</text:span><text:span text:style-name="T14">, he would be </text:span><text:span text:style-name="T23">21 years of age</text:span><text:span text:style-name="T14">, and on that day he wanted to be married and start on his career as a real man. He wanted to go back to Texarkana after the holidays, wind up his affairs and get ready to go to New York.</text:span></text:p>
      <text:p text:style-name="P11"><text:span text:style-name="T14"/></text:p>
      <text:p text:style-name="P11"><text:span text:style-name="T14">rluu_20140320: </text:span></text:p>
      <text:p text:style-name="P11"><text:span text:style-name="T14">If RG is 21 years of age on June 9, then on June 13, </text:span><text:span text:style-name="T15">(+4 days) </text:span><text:span text:style-name="T14">he will be 25 years of age.</text:span></text:p>
      <text:p text:style-name="P11"><text:span text:style-name="T14">June 13, is the Lindbergh reception.</text:span></text:p>
      <text:p text:style-name="P12"><text:span text:style-name="T15">Note also, pg. 114 says capital of $</text:span><text:span text:style-name="T24">25,000</text:span><text:span text:style-name="T15"> in NY.</text:span></text:p>
      <text:p text:style-name="P12"><text:span text:style-name="T15"/></text:p>
      <text:p text:style-name="P1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face style:name="Arial Unicode MS1" svg:font-family="'Arial Unicode MS'" style:font-family-generic="roman"/>
    <style:font-face style:name="Georgia1" svg:font-family="Georgia" style:font-family-generic="roman"/>
    <style:font-face style:name="Georgia3" svg:font-family="Georgia" style:font-family-generic="swiss"/>
    <style:font-face style:name="Arial Unicode MS" svg:font-family="'Arial Unicode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orgia2" svg:font-family="Georgi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3-19T14:12:13</meta:creation-date>
    <dc:date>2014-03-20T14:53:03</dc:date>
    <dc:creator>Ryan </dc:creator>
    <meta:editing-duration>P1DT40M8S</meta:editing-duration>
    <meta:editing-cycles>27</meta:editing-cycles>
    <meta:generator>LibreOffice/3.6$Linux_X86_64 LibreOffice_project/360m1$Build-304</meta:generator>
    <meta:document-statistic meta:table-count="0" meta:image-count="0" meta:object-count="0" meta:page-count="3" meta:paragraph-count="76" meta:word-count="1356" meta:character-count="7288" meta:non-whitespace-character-count="5956"/>
  </office:meta>
</office:document-meta>
</file>